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Contents_20_Heading">
      <style:paragraph-properties fo:break-before="page"/>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2">
      <style:text-properties fo:font-size="14pt" style:font-size-asian="14pt" style:font-size-complex="14pt"/>
    </style:style>
    <style:style style:name="P14" style:family="paragraph" style:parent-style-name="Heading_20_1">
      <style:text-properties fo:font-size="16pt" style:font-size-asian="16pt" style:font-size-complex="16pt"/>
    </style:style>
    <style:style style:name="P15" style:family="paragraph" style:parent-style-name="Heading_20_1">
      <style:paragraph-properties fo:break-before="page"/>
    </style:style>
    <style:style style:name="P16" style:family="paragraph" style:parent-style-name="Heading_20_1">
      <style:paragraph-properties fo:break-before="page"/>
      <style:text-properties fo:font-size="16pt" style:font-size-asian="16pt" style:font-size-complex="16pt"/>
    </style:style>
    <style:style style:name="P17" style:family="paragraph" style:parent-style-name="Heading_20_3">
      <style:text-properties fo:font-size="12pt" style:font-size-asian="12pt" style:font-size-complex="12pt"/>
    </style:style>
    <style:style style:name="P18" style:family="paragraph" style:parent-style-name="Standard" style:list-style-name="L1"/>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9/11/2019</text:p>
      <text:p text:style-name="P2"/>
      <text:p text:style-name="P2">Version 0.0.5</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12">Introduction<text:tab/>3</text:p>
          <text:p text:style-name="P12">What is the Meaning of All This?<text:tab/>3</text:p>
          <text:p text:style-name="P12">Ok.. But...Why?<text:tab/>3</text:p>
          <text:p text:style-name="P12">Aim for Excellence<text:tab/>4</text:p>
          <text:p text:style-name="P12">Listen to Expertise<text:tab/>4</text:p>
          <text:p text:style-name="P12">Be Silent<text:tab/>4</text:p>
          <text:p text:style-name="P12">These Things Take Time...<text:tab/>4</text:p>
          <text:p text:style-name="P12">Logical Fallacies<text:tab/>4</text:p>
          <text:p text:style-name="P12">The Dunning-Kruger Effect<text:tab/>4</text:p>
          <text:p text:style-name="P12">Must Have a Good Sense of Humour...<text:tab/>4</text:p>
          <text:p text:style-name="P12">On the Subject of Good and Evil...<text:tab/>4</text:p>
          <text:p text:style-name="P12">Mastery of Belief<text:tab/>5</text:p>
          <text:p text:style-name="P12">Mastery of Emotions<text:tab/>5</text:p>
          <text:p text:style-name="P11">Anger<text:tab/>5</text:p>
          <text:p text:style-name="P10">Anger as an Emotional Response<text:tab/>5</text:p>
          <text:p text:style-name="P10">Anger as a Grudge<text:tab/>5</text:p>
          <text:p text:style-name="P11">Jealousy<text:tab/>5</text:p>
          <text:p text:style-name="P11">The Mind Killers – Fear and Guilt<text:tab/>5</text:p>
          <text:p text:style-name="P11">Sadness<text:tab/>5</text:p>
          <text:p text:style-name="P11">Love<text:tab/>5</text:p>
          <text:p text:style-name="P12">Caring for your Meat Suit – Keeping Clean<text:tab/>6</text:p>
          <text:p text:style-name="P12">Caring for your Meat Suit – Physical Fitness<text:tab/>6</text:p>
          <text:p text:style-name="P11">Start Slow<text:tab/>6</text:p>
          <text:p text:style-name="P12">Caring for your Meat Suit – Eating Well<text:tab/>6</text:p>
          <text:p text:style-name="P11">What about Eating Animals?<text:tab/>6</text:p>
          <text:p text:style-name="P12">Caring for your Meat Suit – Sexuality<text:tab/>7</text:p>
          <text:p text:style-name="P11">Abstinence<text:tab/>7</text:p>
          <text:p text:style-name="P11">The End of the Relationship<text:tab/>7</text:p>
          <text:p text:style-name="P11">Masturbation<text:tab/>7</text:p>
          <text:p text:style-name="P12">Caring for your Meat Suit – Family<text:tab/>7</text:p>
          <text:p text:style-name="P11">Children<text:tab/>7</text:p>
          <text:p text:style-name="P11">Responsible Adults<text:tab/>7</text:p>
          <text:p text:style-name="P12">Caring for your Meat Suit – Music<text:tab/>7</text:p>
          <text:p text:style-name="P12">Caring for your Meat Suit – Lying<text:tab/>8</text:p>
          <text:p text:style-name="P11">Is there any time Lying is a Positive Thing?<text:tab/>8</text:p>
          <text:p text:style-name="P11">Is there any time Lying is Always a Negative Thing?<text:tab/>8</text:p>
          <text:p text:style-name="P12">Caring for your Meat Suit – Drugs<text:tab/>8</text:p>
          <text:p text:style-name="P11">Drugs as Sacrament<text:tab/>8</text:p>
          <text:p text:style-name="P12">Caring for your Meat Suit – Final Thoughts<text:tab/>8</text:p>
          <text:p text:style-name="P11">For Those Who are Interested<text:tab/>8</text:p>
          <text:p text:style-name="P11">For Those Who are Not<text:tab/>8</text:p>
        </text:index-body>
      </text:table-of-content>
      <text:p text:style-name="P3"/>
      <text:h text:style-name="P15"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 Instead of purporting this book contains all answers, it instead attempts to provide the tools necessary for one to develop one's own answers.</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1076848663998080163" text:style-name="L1">
        <text:list-item>
          <text:p text:style-name="P18">The Kingdom of God is within you.</text:p>
        </text:list-item>
        <text:list-item>
          <text:p text:style-name="P18">As above, so below.</text:p>
        </text:list-item>
        <text:list-item>
          <text:p text:style-name="P18">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6"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4"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denying freedom to others. These crimes and more are executed each day by law enforcement personnel. They are Agents of Evil, licensed to perform evil deeds which can only be justified when the evil performed is less than the evil prevented.</text:p>
      <text:h text:style-name="P16"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4"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7"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7"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3"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3" text:outline-level="2">Love</text:h>
      <text:p text:style-name="P6">Learn to love our species. Learn to love each other. Learn to love the world. Learn to love the universe. Be excellent to each other.</text:p>
      <text:h text:style-name="P16"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5"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5"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29T19:12:33</dc:date>
    <dc:creator>Burton Alexander</dc:creator>
    <meta:editing-duration>P13DT10H59M54S</meta:editing-duration>
    <meta:editing-cycles>150</meta:editing-cycles>
    <meta:generator>OpenOffice/4.1.6$Unix OpenOffice.org_project/416m1$Build-9790</meta:generator>
    <meta:document-statistic meta:table-count="0" meta:image-count="0" meta:object-count="0" meta:page-count="8" meta:paragraph-count="154" meta:word-count="2247" meta:character-count="12903"/>
  </office:meta>
</office:document-meta>
</file>